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b2235" officeooo:paragraph-rsid="001b2235"/>
    </style:style>
    <style:style style:name="P2" style:family="paragraph" style:parent-style-name="Standard">
      <style:text-properties officeooo:rsid="001c8318" officeooo:paragraph-rsid="001c8318"/>
    </style:style>
    <style:style style:name="P3" style:family="paragraph" style:parent-style-name="Standard">
      <style:text-properties officeooo:rsid="001cc300" officeooo:paragraph-rsid="001cc300"/>
    </style:style>
    <style:style style:name="P4" style:family="paragraph" style:parent-style-name="Standard">
      <style:text-properties officeooo:rsid="001e6f48" officeooo:paragraph-rsid="001e6f48"/>
    </style:style>
    <style:style style:name="P5" style:family="paragraph" style:parent-style-name="Standard">
      <style:text-properties officeooo:rsid="001fdc7b" officeooo:paragraph-rsid="001fdc7b"/>
    </style:style>
    <style:style style:name="P6" style:family="paragraph" style:parent-style-name="Standard">
      <style:text-properties officeooo:rsid="002011f9" officeooo:paragraph-rsid="002011f9"/>
    </style:style>
    <style:style style:name="P7" style:family="paragraph" style:parent-style-name="Standard">
      <style:text-properties officeooo:rsid="0021313d" officeooo:paragraph-rsid="0021313d"/>
    </style:style>
    <style:style style:name="P8" style:family="paragraph" style:parent-style-name="Standard">
      <style:text-properties officeooo:rsid="0022b434" officeooo:paragraph-rsid="0022b434"/>
    </style:style>
    <style:style style:name="P9" style:family="paragraph" style:parent-style-name="Standard">
      <style:text-properties officeooo:rsid="00239882" officeooo:paragraph-rsid="00239882"/>
    </style:style>
    <style:style style:name="P10" style:family="paragraph" style:parent-style-name="Standard">
      <style:text-properties officeooo:rsid="002492de" officeooo:paragraph-rsid="002492de"/>
    </style:style>
    <style:style style:name="P11" style:family="paragraph" style:parent-style-name="Standard">
      <style:text-properties officeooo:rsid="0026b464" officeooo:paragraph-rsid="0026b464"/>
    </style:style>
    <style:style style:name="P12" style:family="paragraph" style:parent-style-name="Standard">
      <style:text-properties officeooo:rsid="0026b6f9" officeooo:paragraph-rsid="0026b6f9"/>
    </style:style>
    <style:style style:name="P13" style:family="paragraph" style:parent-style-name="Standard">
      <style:text-properties officeooo:rsid="0027df86" officeooo:paragraph-rsid="0027df86"/>
    </style:style>
    <style:style style:name="T1" style:family="text">
      <style:text-properties officeooo:rsid="001c8318"/>
    </style:style>
    <style:style style:name="T2" style:family="text">
      <style:text-properties officeooo:rsid="001e6f48"/>
    </style:style>
    <style:style style:name="T3" style:family="text">
      <style:text-properties officeooo:rsid="0022b434"/>
    </style:style>
    <style:style style:name="T4" style:family="text">
      <style:text-properties officeooo:rsid="00239882"/>
    </style:style>
    <style:style style:name="T5" style:family="text">
      <style:text-properties officeooo:rsid="002492de"/>
    </style:style>
    <style:style style:name="T6" style:family="text">
      <style:text-properties officeooo:rsid="0024f7a5"/>
    </style:style>
    <style:style style:name="T7" style:family="text">
      <style:text-properties officeooo:rsid="0026b6f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y 5 Band CW Transceiver</text:p>
      <text:p text:style-name="P1"/>
      <text:p text:style-name="P1">Lowpass Filter Board</text:p>
      <text:p text:style-name="P1">This board has the low pass filters for each band. <text:s/>These filters are used in both the receive and transmit path. <text:s/>Nothing special about this circuit - <text:s/>conventional relay control. <text:s/>The low pass filter design is based on the article “Second-Harmonic-Optimized Low-Pass Filters” by Ed Wetherhold, W3NQN, published in QST February 1999.</text:p>
      <text:p text:style-name="P1">I went through several different low pass filter designs as I was trying to fight keeping the harmonics below -43dBC. <text:s/>It took me a while to realize that my problem wasn’t so much that I needed a better filter as much as I needed to clean up the <text:span text:style-name="T1">transmitted signal going to the input of the low pass filter. </text:span></text:p>
      <text:p text:style-name="P1"/>
      <text:p text:style-name="P2">T/R Switch Board</text:p>
      <text:p text:style-name="P2">Like many other T/R switch designs, I am using 1N4007 diodes as a PIN diodes. <text:s/>The logic level T/R switch signal is used to control some discrete FET switches that apply either +12V or 0V to forward or reverse bias the diodes. <text:s/>In order to provide additional isolation to the receive circuit during transmit, I take the transmit signal and rectify it to provide a large negative voltage to reverse bias D2 and D5. <text:s/>This reduces the transmit signal at the receiver input to about 100mV or so.</text:p>
      <text:p text:style-name="P2"/>
      <text:p text:style-name="P3">P<text:span text:style-name="T2">reselector Board</text:span></text:p>
      <text:p text:style-name="P4">This board provides high pass filtering for all the bands. <text:s/>Note that one filter is used for both the 40M and 30M bands. <text:s/>In receive mode, the receive signal passes through both a low pass filter and a high pass preselector filter to create a bandpass filter. <text:s/>Relay control is conventional and uses the same control signal as used on the Low Pass Filter board.</text:p>
      <text:p text:style-name="P4"/>
      <text:p text:style-name="P5">RF Attenuator Board</text:p>
      <text:p text:style-name="P5">The output of the preselector then passes through this relay controlled RF attenuator – either a pass through or an approximate 10dB attenuation.</text:p>
      <text:p text:style-name="P5"/>
      <text:p text:style-name="P5">Quadrature Sampling (Tayloe Detector) Board</text:p>
      <text:p text:style-name="P5">This is the board where all the magic happens.</text:p>
      <text:p text:style-name="P5"/>
      <text:p text:style-name="P5">The receive signal input to this board goes to a common <text:s/>gate amplifier. <text:s/>My understanding is that you don’t really need a pre-amplifier for these HF bands, but I wanted to have a buffer amplifier for a good termination for the pre-selector output. <text:s/>I have an RF gain pot connected to this amplifier that is used to change the transconductance (and thus gain) of Q1. <text:s/>C16 creates an AC short at the bottom of R5 which <text:s/>prevents RF from being on the cable going to the RF gain control, and also helps keep the input impedance seen by the input signal bounded to 100 ohms or less.</text:p>
      <text:p text:style-name="P5"/>
      <text:p text:style-name="P6">The rest of the circuit is pretty much similar to other implementations of a Tayloe detector. <text:s/>One thing though that I do a little different is that I use a dual 2:1 analog mux (IC4) to allow swapping of the two quadrature clocks going to the main dual 4:1 analog switch. <text:s/>This becomes the upper/lower sideband select function.</text:p>
      <text:p text:style-name="P6"/>
      <text:p text:style-name="P7">Audio Filters Board</text:p>
      <text:p text:style-name="P7">The quadrature audio signals from the Tayloe detector come to this board for filtering. <text:s/>The first block is an all pass filter circuit that will phase align the two quadrature audio signals in such a way as to recover and pass the selected sideband, and to suppress the undesired sideband. <text:s/>For this circuit, I just used the 6 opamp version I found in the EMRFD book (Experimental Methods in RF Design) on page <text:span text:style-name="T3">9.31.</text:span></text:p>
      <text:p text:style-name="P8"><text:soft-page-break/>What follows this circuit is a 300 Hz high pass circuit, whose output then drives two separate low pass filters with cut-offs at 800 Hz and 3 kHz. <text:s/>This provides me with two audio filter selections – one for CW (narrow) listening and one for general and SSB listening.</text:p>
      <text:p text:style-name="P8"/>
      <text:p text:style-name="P8">Another important function on this board is that a “half-supply” bias point is generated and used to establish the reference voltage for the audio signals on the high and low pass filters. <text:s/>This bias voltage then <text:span text:style-name="T4">goes (along with the filter outputs) to the audio amplifier and is used to create a “mute” function as described below.</text:span></text:p>
      <text:p text:style-name="P8"/>
      <text:p text:style-name="P9">Audio Amplifier Board</text:p>
      <text:p text:style-name="P9">This board is <text:span text:style-name="T5">used of course to amplify the audio signal, but also have several other functions.</text:span></text:p>
      <text:p text:style-name="P10">One is a function to mute the audio signal. <text:s/>I struggled with finding a good way to mute the audio without hearing loud “pops” and “clicks”. <text:s/>My understanding is that these artifacts can be caused by changes in the dc bias levels causing charging and discharging of capacitors in the audio path. <text:s/>The mute function is important and necessary for when transmitting, and also for changing bands and setting the QSK timing. <text:s/>Having the pop and click artifacts present when the <text:span text:style-name="T6">there are multiple mute/unmute operations happening, makes for an audio mess.</text:span></text:p>
      <text:p text:style-name="P11">What I did was to use a 2:1 analog mux to allow the selection of the wide or narrow audio from the filter board above. <text:s/>I then took the output of that mux and connected it to the input of a second 2:1 mux whose other input is the same DC bias voltage that the audio is referenced to. <text:s/>Thus, the mute function simply switches the mux to the DC bias voltage – the audio gets removed with no change to the DC bias and thus no pop or click.</text:p>
      <text:p text:style-name="P11">Also on this board, I connect a sidetone signal that is just square wave from the micro-controller that is at the desired sidetone frequency. <text:s/>I then heavily filter it to remove the odd harmonics and to reduce its amplitude.</text:p>
      <text:p text:style-name="P11">The main audio amplifier is an opamp configured as a summing amplifier. <text:s/><text:span text:style-name="T7">By keeping the sidetone input separate from the main receiver audio, I can mute the receiver and still operate the keyer for like code practice.</text:span></text:p>
      <text:p text:style-name="P12">The output stage of the audio amp is a common push-pull stage.</text:p>
      <text:p text:style-name="P12"/>
      <text:p text:style-name="P13">Power Amp (Transmitter) Board</text:p>
      <text:p text:style-name="P13">The main part of this board is a single-ended, Class C amplifier using the RD16HHF1 mosfet. <text:s/>The square wave transmit signal from the Clock Board, drives a BS170 mosfet, whose output then drives the main RD16HHF1. <text:s/>The load is a common 4:1 transformer to provide an approximate 200 ohm load.</text:p>
      <text:p text:style-name="P13"/>
      <text:p text:style-name="P13">The other part of this board is a key shaper circuit. <text:s/>Here, the key down signal goes through a two opamp Gaussian filter, followed by a simple gain stage and then an emitter follower. <text:s/>The output of the follower becomes the power supply source for the BS170 load. <text:s/>Thus, it acts to turn on and off the drive signal to the main mosfe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1-16T10:20:34.338000000</meta:creation-date>
    <dc:date>2023-01-16T14:08:16.339000000</dc:date>
    <meta:editing-duration>PT1H27M31S</meta:editing-duration>
    <meta:editing-cycles>11</meta:editing-cycles>
    <meta:generator>LibreOffice/7.3.7.2$Windows_X86_64 LibreOffice_project/e114eadc50a9ff8d8c8a0567d6da8f454beeb84f</meta:generator>
    <meta:document-statistic meta:table-count="0" meta:image-count="0" meta:object-count="0" meta:page-count="2" meta:paragraph-count="28" meta:word-count="1069" meta:character-count="6026" meta:non-whitespace-character-count="4946"/>
  </office:meta>
</office:document-meta>
</file>